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automatic-styles>
    <style:style style:name="P1" style:family="paragraph" style:parent-style-name="Standard">
      <style:paragraph-properties fo:text-align="center" style:justify-single-word="false"/>
      <style:text-properties style:font-name="Liberation Sans" fo:font-size="16pt" fo:font-weight="bold" officeooo:rsid="001b99ac" officeooo:paragraph-rsid="00083d4b" style:font-size-asian="16pt" style:font-weight-asian="bold" style:font-size-complex="16pt" style:font-weight-complex="bold"/>
    </style:style>
    <style:style style:name="P2" style:family="paragraph" style:parent-style-name="Preformatted_20_Text">
      <style:paragraph-properties fo:text-align="center" style:justify-single-word="false"/>
      <style:text-properties officeooo:paragraph-rsid="00083d4b"/>
    </style:style>
    <style:style style:name="P3" style:family="paragraph" style:parent-style-name="Preformatted_20_Text" style:master-page-name="">
      <loext:graphic-properties draw:fill="none"/>
      <style:paragraph-properties fo:margin-left="0cm" fo:margin-right="0cm" fo:margin-top="0cm" fo:margin-bottom="0cm" style:contextual-spacing="false" fo:text-indent="0cm" style:auto-text-indent="false" style:page-number="auto" fo:background-color="transparent"/>
      <style:text-properties fo:font-variant="normal" fo:text-transform="none" fo:color="#202020" loext:opacity="100%" style:font-name="apple-system" fo:font-size="10.5pt" fo:letter-spacing="normal" fo:font-style="normal" style:text-underline-style="none" fo:font-weight="bold" officeooo:rsid="01cefc6a" officeooo:paragraph-rsid="01cefc6a" style:font-name-asian="Nimbus Mono L" style:font-size-asian="12pt" style:font-style-asian="italic" style:font-weight-asian="bold" style:font-name-complex="Liberation Mono" style:font-size-complex="12pt" style:font-style-complex="italic" style:font-weight-complex="bold"/>
    </style:style>
    <style:style style:name="P4" style:family="paragraph" style:parent-style-name="Standard" style:master-page-name="">
      <loext:graphic-properties draw:fill="none"/>
      <style:paragraph-properties fo:margin-left="1.799cm" fo:margin-right="0cm" fo:margin-top="0cm" fo:margin-bottom="0cm" style:contextual-spacing="false" fo:text-indent="-0.801cm" style:auto-text-indent="false" style:page-number="auto" fo:background-color="transparent"/>
      <style:text-properties fo:font-variant="normal" fo:text-transform="none" fo:color="#000000" loext:opacity="100%" style:font-name="Liberation Serif" fo:font-size="11pt" fo:letter-spacing="normal" fo:font-style="italic" fo:font-weight="normal" officeooo:rsid="01850b61" officeooo:paragraph-rsid="01f1817f" style:font-size-asian="11pt" style:font-style-asian="italic" style:font-size-complex="11pt" style:font-style-complex="italic"/>
    </style:style>
    <style:style style:name="P5"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fo:font-variant="normal" fo:text-transform="none" fo:color="#000000" loext:opacity="100%" style:font-name="Liberation Serif" fo:font-size="11pt" fo:letter-spacing="normal" fo:font-style="italic" fo:font-weight="normal" officeooo:rsid="01850b61" officeooo:paragraph-rsid="01f1817f" style:font-size-asian="11pt" style:font-style-asian="italic" style:font-size-complex="11pt" style:font-style-complex="italic"/>
    </style:style>
    <style:style style:name="P6" style:family="paragraph" style:parent-style-name="Standard">
      <loext:graphic-properties draw:fill="none"/>
      <style:paragraph-properties fo:margin-left="1.799cm" fo:margin-right="0cm" fo:margin-top="0cm" fo:margin-bottom="0cm" style:contextual-spacing="false" fo:text-indent="-0.801cm" style:auto-text-indent="false" fo:background-color="transparent"/>
      <style:text-properties style:font-name="Liberation Serif" fo:font-size="13pt" fo:font-style="normal" style:text-underline-style="none" fo:font-weight="bold" officeooo:rsid="00083d4b" officeooo:paragraph-rsid="01be7238" style:font-size-asian="13pt" style:font-style-asian="normal" style:font-weight-asian="bold" style:font-size-complex="13pt" style:font-style-complex="normal" style:font-weight-complex="bold"/>
    </style:style>
    <style:style style:name="P7" style:family="paragraph" style:parent-style-name="Preformatted_20_Text">
      <style:paragraph-properties style:writing-mode="lr-tb"/>
      <style:text-properties style:font-name="Liberation Sans" fo:font-size="13pt" fo:font-style="normal" style:text-underline-style="none" officeooo:rsid="01e5e53c" officeooo:paragraph-rsid="01e5e53c" style:font-size-asian="13pt" style:font-style-asian="normal" style:font-size-complex="13pt" style:font-style-complex="normal"/>
    </style:style>
    <style:style style:name="P8" style:family="paragraph" style:parent-style-name="Preformatted_20_Text">
      <style:text-properties style:font-name="Liberation Serif" fo:font-size="13pt" fo:font-style="normal" style:text-underline-style="none" fo:font-weight="bold" officeooo:rsid="00083d4b" officeooo:paragraph-rsid="0127cb5f" style:font-size-asian="13pt" style:font-style-asian="normal" style:font-weight-asian="bold" style:font-size-complex="13pt" style:font-style-complex="normal" style:font-weight-complex="bold"/>
    </style:style>
    <style:style style:name="P9" style:family="paragraph" style:parent-style-name="Preformatted_20_Text">
      <style:paragraph-properties style:writing-mode="lr-tb"/>
      <style:text-properties fo:font-size="13pt" officeooo:paragraph-rsid="01db7a8a" style:font-size-asian="13pt" style:font-size-complex="13pt"/>
    </style:style>
    <style:style style:name="P10" style:family="paragraph" style:parent-style-name="Preformatted_20_Text">
      <style:paragraph-properties style:writing-mode="lr-tb"/>
      <style:text-properties style:font-name="Liberation Sans" fo:font-size="13pt" fo:font-style="normal" style:text-underline-style="none" officeooo:rsid="01c6807f" officeooo:paragraph-rsid="01db7a8a" style:font-name-asian="Nimbus Mono L" style:font-size-asian="13pt" style:font-style-asian="normal" style:font-name-complex="Liberation Mono" style:font-size-complex="13pt" style:font-style-complex="normal"/>
    </style:style>
    <style:style style:name="P11" style:family="paragraph" style:parent-style-name="Preformatted_20_Text">
      <style:paragraph-properties style:writing-mode="lr-tb"/>
      <style:text-properties fo:font-size="13pt" officeooo:rsid="01e115a9" officeooo:paragraph-rsid="01ee2e52" style:font-size-asian="13pt" style:font-size-complex="13pt"/>
    </style:style>
    <style:style style:name="P12" style:family="paragraph" style:parent-style-name="Preformatted_20_Text">
      <style:paragraph-properties style:writing-mode="lr-tb"/>
      <style:text-properties style:font-name="Liberation Sans" fo:font-size="13pt" fo:font-style="normal" style:text-underline-style="none" officeooo:rsid="01ee2e52" officeooo:paragraph-rsid="01ee2e52" style:font-name-asian="Nimbus Mono L" style:font-size-asian="13pt" style:font-style-asian="normal" style:font-name-complex="Liberation Mono" style:font-size-complex="13pt" style:font-style-complex="normal"/>
    </style:style>
    <style:style style:name="P13" style:family="paragraph" style:parent-style-name="Preformatted_20_Text">
      <style:paragraph-properties style:writing-mode="lr-tb"/>
      <style:text-properties style:font-name="Liberation Sans" fo:font-size="13pt" fo:font-style="normal" style:text-underline-style="none" officeooo:rsid="01d74f08" officeooo:paragraph-rsid="01cfe221" style:font-size-asian="13pt" style:font-style-asian="normal" style:font-size-complex="13pt" style:font-style-complex="normal"/>
    </style:style>
    <style:style style:name="P14" style:family="paragraph" style:parent-style-name="Preformatted_20_Text">
      <style:paragraph-properties style:writing-mode="lr-tb"/>
      <style:text-properties style:font-name="Liberation Sans" fo:font-size="13pt" fo:font-style="normal" style:text-underline-style="none" officeooo:rsid="01d74f08" officeooo:paragraph-rsid="01e115a9" style:font-size-asian="13pt" style:font-style-asian="normal" style:font-size-complex="13pt" style:font-style-complex="normal"/>
    </style:style>
    <style:style style:name="P15" style:family="paragraph" style:parent-style-name="Preformatted_20_Text">
      <style:text-properties style:font-name="Liberation Serif" fo:font-size="13pt" fo:font-style="normal" style:text-underline-style="none" officeooo:rsid="00083d4b" officeooo:paragraph-rsid="003b3a05" style:font-size-asian="13pt" style:font-style-asian="normal" style:font-size-complex="13pt" style:font-style-complex="normal"/>
    </style:style>
    <style:style style:name="P16" style:family="paragraph" style:parent-style-name="Preformatted_20_Text">
      <style:text-properties style:font-name="Liberation Sans" fo:font-size="13pt" fo:font-style="normal" style:text-underline-style="none" officeooo:rsid="01c6807f" officeooo:paragraph-rsid="01e9b30f" style:font-name-asian="Nimbus Mono L" style:font-size-asian="13pt" style:font-style-asian="normal" style:font-name-complex="Liberation Mono" style:font-size-complex="13pt" style:font-style-complex="normal"/>
    </style:style>
    <style:style style:name="P17" style:family="paragraph" style:parent-style-name="Preformatted_20_Text">
      <style:text-properties style:font-name="Liberation Sans" fo:font-size="13pt" fo:font-style="normal" style:text-underline-style="none" officeooo:rsid="01f253ac" officeooo:paragraph-rsid="01f662e6" style:font-name-asian="Nimbus Mono L" style:font-size-asian="13pt" style:font-style-asian="normal" style:font-name-complex="Liberation Mono" style:font-size-complex="13pt" style:font-style-complex="normal"/>
    </style:style>
    <style:style style:name="P18" style:family="paragraph" style:parent-style-name="Preformatted_20_Text">
      <style:text-properties style:font-name="Liberation Sans" fo:font-size="13pt" fo:font-style="normal" style:text-underline-style="none" officeooo:rsid="01e9b30f" officeooo:paragraph-rsid="01f662e6" style:font-name-asian="Nimbus Mono L" style:font-size-asian="13pt" style:font-style-asian="normal" style:font-name-complex="Liberation Mono" style:font-size-complex="13pt" style:font-style-complex="normal"/>
    </style:style>
    <style:style style:name="P19" style:family="paragraph" style:parent-style-name="Preformatted_20_Text">
      <style:text-properties style:font-name="Liberation Sans" fo:font-size="13pt" fo:font-style="normal" style:text-underline-style="none" officeooo:rsid="01e9b30f" officeooo:paragraph-rsid="01f31369" style:font-name-asian="Nimbus Mono L" style:font-size-asian="13pt" style:font-style-asian="normal" style:font-name-complex="Liberation Mono" style:font-size-complex="13pt" style:font-style-complex="normal"/>
    </style:style>
    <style:style style:name="P20" style:family="paragraph" style:parent-style-name="Preformatted_20_Text">
      <style:text-properties style:font-name="Liberation Sans" fo:font-size="13pt" fo:font-style="normal" style:text-underline-style="none" officeooo:rsid="01e9b30f" officeooo:paragraph-rsid="01f253ac" style:font-name-asian="Nimbus Mono L" style:font-size-asian="13pt" style:font-style-asian="normal" style:font-name-complex="Liberation Mono" style:font-size-complex="13pt" style:font-style-complex="normal"/>
    </style:style>
    <style:style style:name="P21" style:family="paragraph" style:parent-style-name="Preformatted_20_Text">
      <style:text-properties style:font-name="Liberation Serif" fo:font-size="13pt" fo:font-style="normal" style:text-underline-style="none" fo:font-weight="bold" officeooo:rsid="00083d4b" officeooo:paragraph-rsid="00083d4b" style:font-size-asian="13pt" style:font-style-asian="normal" style:font-weight-asian="bold" style:font-size-complex="13pt" style:font-style-complex="normal" style:font-weight-complex="bold"/>
    </style:style>
    <style:style style:name="P22" style:family="paragraph" style:parent-style-name="Preformatted_20_Text">
      <style:paragraph-properties style:writing-mode="lr-tb"/>
      <style:text-properties fo:font-size="13pt" officeooo:paragraph-rsid="01f31369" style:font-size-asian="13pt" style:font-size-complex="13pt"/>
    </style:style>
    <style:style style:name="P23" style:family="paragraph" style:parent-style-name="Preformatted_20_Text">
      <style:paragraph-properties fo:break-before="page" style:writing-mode="lr-tb"/>
      <style:text-properties style:font-name="Liberation Sans" fo:font-size="13pt" fo:font-style="normal" style:text-underline-style="none" officeooo:rsid="01f5606b" officeooo:paragraph-rsid="01f5606b" fo:background-color="transparent" style:font-name-asian="Nimbus Mono L" style:font-size-asian="13pt" style:font-style-asian="normal" style:font-name-complex="Liberation Mono" style:font-size-complex="13pt" style:font-style-complex="normal"/>
    </style:style>
    <style:style style:name="P24" style:family="paragraph" style:parent-style-name="Preformatted_20_Text">
      <style:paragraph-properties style:writing-mode="lr-tb"/>
      <style:text-properties style:font-name="Liberation Sans" fo:font-size="13pt" fo:font-style="normal" style:text-underline-style="none" officeooo:rsid="01f5606b" officeooo:paragraph-rsid="01f5606b" fo:background-color="transparent" style:font-name-asian="Nimbus Mono L" style:font-size-asian="13pt" style:font-style-asian="normal" style:font-name-complex="Liberation Mono" style:font-size-complex="13pt" style:font-style-complex="normal"/>
    </style:style>
    <style:style style:name="P25" style:family="paragraph" style:parent-style-name="Preformatted_20_Text">
      <style:paragraph-properties style:writing-mode="lr-tb"/>
      <style:text-properties style:font-name="Liberation Sans" fo:font-size="13pt" fo:font-style="normal" style:text-underline-style="none" officeooo:rsid="01e9b30f" officeooo:paragraph-rsid="01ef3a07" fo:background-color="transparent" style:font-name-asian="Nimbus Mono L" style:font-size-asian="13pt" style:font-style-asian="normal" style:font-name-complex="Liberation Mono" style:font-size-complex="13pt" style:font-style-complex="normal"/>
    </style:style>
    <style:style style:name="P26" style:family="paragraph" style:parent-style-name="Preformatted_20_Text">
      <style:paragraph-properties style:writing-mode="lr-tb"/>
      <style:text-properties fo:font-size="13pt" officeooo:paragraph-rsid="01ef3a07" style:font-size-asian="13pt" style:font-size-complex="13pt"/>
    </style:style>
    <style:style style:name="P27" style:family="paragraph" style:parent-style-name="Preformatted_20_Text">
      <style:text-properties style:font-name="Liberation Sans" fo:font-size="13pt" fo:font-style="normal" style:text-underline-style="none" officeooo:rsid="01cc8e23" officeooo:paragraph-rsid="01dd3a06" fo:background-color="transparent" style:font-name-asian="Nimbus Mono L" style:font-size-asian="13pt" style:font-style-asian="normal" style:font-name-complex="Liberation Mono" style:font-size-complex="13pt" style:font-style-complex="normal"/>
    </style:style>
    <style:style style:name="P28" style:family="paragraph" style:parent-style-name="Preformatted_20_Text">
      <style:paragraph-properties style:writing-mode="lr-tb"/>
      <style:text-properties fo:font-size="13pt" officeooo:paragraph-rsid="01dd3a06" style:font-size-asian="13pt" style:font-size-complex="13pt"/>
    </style:style>
    <style:style style:name="P29" style:family="paragraph" style:parent-style-name="Preformatted_20_Text">
      <style:paragraph-properties style:writing-mode="lr-tb"/>
      <style:text-properties style:font-name="Liberation Sans" fo:font-size="13pt" fo:font-style="normal" style:text-underline-style="none" officeooo:rsid="01a54be6" officeooo:paragraph-rsid="01dd3a06" fo:background-color="transparent" style:font-name-asian="Nimbus Mono L" style:font-size-asian="13pt" style:font-style-asian="normal" style:font-name-complex="Liberation Mono" style:font-size-complex="13pt" style:font-style-complex="normal"/>
    </style:style>
    <style:style style:name="P30" style:family="paragraph" style:parent-style-name="Preformatted_20_Text">
      <style:text-properties fo:font-size="13pt" officeooo:paragraph-rsid="01c26751" style:font-size-asian="13pt" style:font-size-complex="13pt"/>
    </style:style>
    <style:style style:name="P31" style:family="paragraph" style:parent-style-name="Preformatted_20_Text">
      <style:text-properties style:font-name="Liberation Sans" fo:font-size="13pt" fo:font-style="normal" style:text-underline-style="none" officeooo:rsid="01ef3a07" officeooo:paragraph-rsid="01efb23b" fo:background-color="transparent" style:font-size-asian="13pt" style:font-style-asian="normal" style:font-size-complex="13pt" style:font-style-complex="normal"/>
    </style:style>
    <style:style style:name="P32" style:family="paragraph" style:parent-style-name="Text_20_body">
      <style:paragraph-properties fo:text-align="center" style:justify-single-word="false" fo:break-before="page"/>
      <style:text-properties fo:font-size="20pt" officeooo:rsid="011351f8" officeooo:paragraph-rsid="011351f8" style:font-size-asian="20pt" style:font-size-complex="20pt" loext:padding="0cm" loext:border="none"/>
    </style:style>
    <style:style style:name="P33" style:family="paragraph" style:parent-style-name="Text_20_body">
      <style:paragraph-properties fo:text-align="center" style:justify-single-word="false"/>
      <style:text-properties fo:font-size="20pt" officeooo:rsid="011351f8" officeooo:paragraph-rsid="011351f8" style:font-size-asian="20pt" style:font-size-complex="20pt" loext:padding="0cm" loext:border="none"/>
    </style:style>
    <style:style style:name="P34" style:family="paragraph" style:parent-style-name="Text_20_body">
      <loext:graphic-properties draw:fill-hatch-name="hatch"/>
      <style:paragraph-properties fo:margin-top="0.101cm" fo:margin-bottom="0.499cm" style:contextual-spacing="false" fo:line-height="115%" fo:break-before="page"/>
      <style:text-properties fo:font-size="14pt" officeooo:rsid="0042820b" officeooo:paragraph-rsid="019a38b8" style:font-size-asian="14pt" style:font-size-complex="14pt"/>
    </style:style>
    <style:style style:name="P35"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19a38b8" style:font-size-asian="14pt" style:font-size-complex="14pt"/>
    </style:style>
    <style:style style:name="P36" style:family="paragraph" style:parent-style-name="Text_20_body">
      <loext:graphic-properties draw:fill-hatch-name="hatch"/>
      <style:paragraph-properties fo:margin-top="0.101cm" fo:margin-bottom="0.499cm" style:contextual-spacing="false" fo:line-height="115%" fo:text-align="center" style:justify-single-word="false"/>
      <style:text-properties fo:font-size="14pt" officeooo:rsid="0048b50d" officeooo:paragraph-rsid="019a38b8" style:font-size-asian="14pt" style:font-size-complex="14pt" loext:padding="0cm" loext:border="none"/>
    </style:style>
    <style:style style:name="T1" style:family="text">
      <style:text-properties style:font-name="Liberation Sans" fo:font-size="16pt" fo:font-weight="bold" officeooo:rsid="01f1817f" style:font-name-asian="Nimbus Mono L" style:font-size-asian="16pt" style:font-weight-asian="bold" style:font-name-complex="Liberation Mono" style:font-size-complex="16pt" style:font-weight-complex="bold"/>
    </style:style>
    <style:style style:name="T2" style:family="text">
      <style:text-properties style:font-name="Liberation Sans" fo:font-size="16pt" fo:font-weight="bold" officeooo:rsid="01c77868" style:font-name-asian="Nimbus Mono L" style:font-size-asian="16pt" style:font-weight-asian="bold" style:font-name-complex="Liberation Mono" style:font-size-complex="16pt" style:font-weight-complex="bold"/>
    </style:style>
    <style:style style:name="T3" style:family="text">
      <style:text-properties style:font-name="Liberation Sans" fo:font-size="16pt" fo:font-weight="bold" officeooo:rsid="00d28cbd" style:font-name-asian="Nimbus Mono L" style:font-size-asian="16pt" style:font-weight-asian="bold" style:font-name-complex="Liberation Mono" style:font-size-complex="16pt" style:font-weight-complex="bold"/>
    </style:style>
    <style:style style:name="T4" style:family="text">
      <style:text-properties style:font-name="Liberation Sans" fo:font-size="16pt" fo:font-weight="bold" officeooo:rsid="01ec7067" style:font-name-asian="Nimbus Mono L" style:font-size-asian="16pt" style:font-weight-asian="bold" style:font-name-complex="Liberation Mono" style:font-size-complex="16pt" style:font-weight-complex="bold"/>
    </style:style>
    <style:style style:name="T5" style:family="text">
      <style:text-properties style:font-name="Liberation Sans" fo:font-size="16pt" fo:font-weight="bold" officeooo:rsid="001b99ac" style:font-size-asian="16pt" style:font-weight-asian="bold" style:font-size-complex="16pt" style:font-weight-complex="bold"/>
    </style:style>
    <style:style style:name="T6" style:family="text">
      <style:text-properties style:font-name="Liberation Sans" fo:font-size="16pt" fo:font-weight="bold" officeooo:rsid="000dd66a" style:font-size-asian="16pt" style:font-weight-asian="bold" style:font-size-complex="16pt" style:font-weight-complex="bold"/>
    </style:style>
    <style:style style:name="T7" style:family="text">
      <style:text-properties style:font-name="Liberation Sans" fo:font-size="16pt" fo:font-weight="bold" officeooo:rsid="01ca5f48" style:font-size-asian="16pt" style:font-weight-asian="bold" style:font-size-complex="16pt" style:font-weight-complex="bold"/>
    </style:style>
    <style:style style:name="T8" style:family="text">
      <style:text-properties officeooo:rsid="01f1817f"/>
    </style:style>
    <style:style style:name="T9" style:family="text">
      <style:text-properties style:font-name="Liberation Sans" fo:font-style="normal" style:text-underline-style="none" officeooo:rsid="01740fd6" style:font-name-asian="Nimbus Mono L" style:font-style-asian="normal" style:font-name-complex="Liberation Mono" style:font-style-complex="normal"/>
    </style:style>
    <style:style style:name="T10" style:family="text">
      <style:text-properties style:font-name="Liberation Sans" fo:font-style="normal" style:text-underline-style="none" officeooo:rsid="0186f7a5" style:font-name-asian="Nimbus Mono L" style:font-style-asian="normal" style:font-name-complex="Liberation Mono" style:font-style-complex="normal"/>
    </style:style>
    <style:style style:name="T11" style:family="text">
      <style:text-properties style:font-name="Liberation Sans" fo:font-style="normal" style:text-underline-style="none" officeooo:rsid="013a2e7a" style:font-name-asian="Nimbus Mono L" style:font-style-asian="normal" style:font-name-complex="Liberation Mono" style:font-style-complex="normal"/>
    </style:style>
    <style:style style:name="T12" style:family="text">
      <style:text-properties style:font-name="Liberation Sans" fo:font-style="normal" style:text-underline-style="none" officeooo:rsid="0127cb5f" style:font-name-asian="Nimbus Mono L" style:font-style-asian="normal" style:font-name-complex="Liberation Mono" style:font-style-complex="normal"/>
    </style:style>
    <style:style style:name="T13" style:family="text">
      <style:text-properties style:font-name="Liberation Sans" fo:font-style="normal" style:text-underline-style="none" officeooo:rsid="013f180c" style:font-name-asian="Nimbus Mono L" style:font-style-asian="normal" style:font-name-complex="Liberation Mono" style:font-style-complex="normal"/>
    </style:style>
    <style:style style:name="T14" style:family="text">
      <style:text-properties style:font-name="Liberation Sans" fo:font-style="normal" style:text-underline-style="none" officeooo:rsid="01c77868" style:font-name-asian="Nimbus Mono L" style:font-style-asian="normal" style:font-name-complex="Liberation Mono" style:font-style-complex="normal"/>
    </style:style>
    <style:style style:name="T15" style:family="text">
      <style:text-properties style:font-name="Liberation Sans" fo:font-style="normal" style:text-underline-style="none" officeooo:rsid="01f1817f" style:font-name-asian="Nimbus Mono L" style:font-style-asian="normal" style:font-name-complex="Liberation Mono" style:font-style-complex="normal"/>
    </style:style>
    <style:style style:name="T16" style:family="text">
      <style:text-properties style:font-name="Liberation Sans" fo:font-style="normal" style:text-underline-style="none" style:font-name-asian="Nimbus Mono L" style:font-style-asian="normal" style:font-name-complex="Liberation Mono" style:font-style-complex="normal"/>
    </style:style>
    <style:style style:name="T17" style:family="text">
      <style:text-properties style:font-name="Liberation Sans" fo:font-style="normal" style:text-underline-style="none" officeooo:rsid="01ee2e52" style:font-name-asian="Nimbus Mono L" style:font-style-asian="normal" style:font-name-complex="Liberation Mono" style:font-style-complex="normal"/>
    </style:style>
    <style:style style:name="T18" style:family="text">
      <style:text-properties style:font-name="Liberation Sans" fo:font-style="normal" style:text-underline-style="none" officeooo:rsid="01e92ffc" style:font-name-asian="Nimbus Mono L" style:font-style-asian="normal" style:font-name-complex="Liberation Mono" style:font-style-complex="normal"/>
    </style:style>
    <style:style style:name="T19" style:family="text">
      <style:text-properties style:font-name="Liberation Sans" fo:font-style="normal" style:text-underline-style="none" officeooo:rsid="01c6807f" style:font-name-asian="Nimbus Mono L" style:font-style-asian="normal" style:font-name-complex="Liberation Mono" style:font-style-complex="normal"/>
    </style:style>
    <style:style style:name="T20" style:family="text">
      <style:text-properties style:font-name="Liberation Sans" fo:font-style="normal" style:text-underline-style="none" officeooo:rsid="01cfe221" style:font-name-asian="Nimbus Mono L" style:font-style-asian="normal" style:font-name-complex="Liberation Mono" style:font-style-complex="normal"/>
    </style:style>
    <style:style style:name="T21" style:family="text">
      <style:text-properties officeooo:rsid="01e15a69"/>
    </style:style>
    <style:style style:name="T22" style:family="text">
      <style:text-properties officeooo:rsid="01ee2e52"/>
    </style:style>
    <style:style style:name="T23" style:family="text">
      <style:text-properties officeooo:rsid="01e115a9"/>
    </style:style>
    <style:style style:name="T24" style:family="text">
      <style:text-properties fo:font-weight="bold" style:font-name-asian="Nimbus Mono L" style:font-weight-asian="bold" style:font-name-complex="Liberation Mono" style:font-weight-complex="bold"/>
    </style:style>
    <style:style style:name="T25" style:family="text">
      <style:text-properties fo:font-weight="bold" officeooo:rsid="000dd66a" style:font-name-asian="Nimbus Mono L" style:font-weight-asian="bold" style:font-name-complex="Liberation Mono" style:font-weight-complex="bold"/>
    </style:style>
    <style:style style:name="T26" style:family="text">
      <style:text-properties fo:font-weight="bold" officeooo:rsid="0160cefc" style:font-name-asian="Nimbus Mono L" style:font-weight-asian="bold" style:font-name-complex="Liberation Mono" style:font-weight-complex="bold"/>
    </style:style>
    <style:style style:name="T27" style:family="text">
      <style:text-properties officeooo:rsid="01caa47b"/>
    </style:style>
    <style:style style:name="T28" style:family="text">
      <style:text-properties officeooo:rsid="01d74f08"/>
    </style:style>
    <style:style style:name="T29" style:family="text">
      <style:text-properties officeooo:rsid="01db7a8a"/>
    </style:style>
    <style:style style:name="T30" style:family="text">
      <style:text-properties officeooo:rsid="01f24281"/>
    </style:style>
    <style:style style:name="T31" style:family="text">
      <style:text-properties officeooo:rsid="01e9b30f"/>
    </style:style>
    <style:style style:name="T32" style:family="text">
      <style:text-properties officeooo:rsid="01f253ac"/>
    </style:style>
    <style:style style:name="T33" style:family="text">
      <style:text-properties officeooo:rsid="01f31369"/>
    </style:style>
    <style:style style:name="T34" style:family="text">
      <style:text-properties officeooo:rsid="01ef3a07"/>
    </style:style>
    <style:style style:name="T35" style:family="text">
      <style:text-properties officeooo:rsid="01f662e6"/>
    </style:style>
    <style:style style:name="T36" style:family="text">
      <style:text-properties style:font-name="Liberation Sans" fo:font-style="normal" style:text-underline-style="none" officeooo:rsid="01d92df6" fo:background-color="transparent" loext:char-shading-value="0" style:font-name-asian="Nimbus Mono L" style:font-style-asian="normal" style:font-name-complex="Liberation Mono" style:font-style-complex="normal"/>
    </style:style>
    <style:style style:name="T37" style:family="text">
      <style:text-properties style:font-name="Liberation Sans" fo:font-style="normal" style:text-underline-style="none" officeooo:rsid="01782f4d" fo:background-color="transparent" loext:char-shading-value="0" style:font-name-asian="Nimbus Mono L" style:font-style-asian="normal" style:font-name-complex="Liberation Mono" style:font-style-complex="normal"/>
    </style:style>
    <style:style style:name="T38" style:family="text">
      <style:text-properties style:font-name="Liberation Sans" fo:font-style="normal" style:text-underline-style="none" officeooo:rsid="01f5606b" fo:background-color="transparent" loext:char-shading-value="0" style:font-name-asian="Nimbus Mono L" style:font-style-asian="normal" style:font-name-complex="Liberation Mono" style:font-style-complex="normal"/>
    </style:style>
    <style:style style:name="T39" style:family="text">
      <style:text-properties style:font-name="Liberation Sans" fo:font-style="normal" style:text-underline-style="none" officeooo:rsid="018315cf" fo:background-color="transparent" loext:char-shading-value="0" style:font-name-asian="Nimbus Mono L" style:font-style-asian="normal" style:font-name-complex="Liberation Mono" style:font-style-complex="normal"/>
    </style:style>
    <style:style style:name="T40" style:family="text">
      <style:text-properties style:font-name="Liberation Sans" fo:font-style="normal" style:text-underline-style="none" officeooo:rsid="01f31369" fo:background-color="transparent" loext:char-shading-value="0" style:font-name-asian="Nimbus Mono L" style:font-style-asian="normal" style:font-name-complex="Liberation Mono" style:font-style-complex="normal"/>
    </style:style>
    <style:style style:name="T41" style:family="text">
      <style:text-properties style:font-name="Liberation Sans" fo:font-style="normal" style:text-underline-style="none" officeooo:rsid="01e9b30f" fo:background-color="transparent" loext:char-shading-value="0" style:font-name-asian="Nimbus Mono L" style:font-style-asian="normal" style:font-name-complex="Liberation Mono" style:font-style-complex="normal"/>
    </style:style>
    <style:style style:name="T42" style:family="text">
      <style:text-properties style:font-name="Liberation Sans" fo:font-style="normal" style:text-underline-style="none" officeooo:rsid="01efb23b" fo:background-color="transparent" loext:char-shading-value="0" style:font-name-asian="Nimbus Mono L" style:font-style-asian="normal" style:font-name-complex="Liberation Mono" style:font-style-complex="normal"/>
    </style:style>
    <style:style style:name="T43" style:family="text">
      <style:text-properties style:font-name="Liberation Sans" fo:font-style="normal" style:text-underline-style="none" officeooo:rsid="01f3d014" fo:background-color="transparent" loext:char-shading-value="0" style:font-name-asian="Nimbus Mono L" style:font-style-asian="normal" style:font-name-complex="Liberation Mono" style:font-style-complex="normal"/>
    </style:style>
    <style:style style:name="T44" style:family="text">
      <style:text-properties style:font-name="Liberation Sans" fo:font-style="normal" style:text-underline-style="none" officeooo:rsid="01e21585" fo:background-color="transparent" loext:char-shading-value="0" style:font-name-asian="Nimbus Mono L" style:font-style-asian="normal" style:font-name-complex="Liberation Mono" style:font-style-complex="normal"/>
    </style:style>
    <style:style style:name="T45" style:family="text">
      <style:text-properties style:font-name="Liberation Sans" fo:font-style="normal" style:text-underline-style="none" officeooo:rsid="01c4b317" fo:background-color="transparent" loext:char-shading-value="0" style:font-name-asian="Nimbus Mono L" style:font-style-asian="normal" style:font-name-complex="Liberation Mono" style:font-style-complex="normal"/>
    </style:style>
    <style:style style:name="T46" style:family="text">
      <style:text-properties style:font-name="Liberation Sans" fo:font-style="normal" style:text-underline-style="none" officeooo:rsid="01dd3a06" fo:background-color="transparent" loext:char-shading-value="0" style:font-name-asian="Nimbus Mono L" style:font-style-asian="normal" style:font-name-complex="Liberation Mono" style:font-style-complex="normal"/>
    </style:style>
    <style:style style:name="T47" style:family="text">
      <style:text-properties style:font-name="Liberation Sans" fo:font-style="normal" style:text-underline-style="none" officeooo:rsid="019f1970" fo:background-color="transparent" loext:char-shading-value="0" style:font-name-asian="Nimbus Mono L" style:font-style-asian="normal" style:font-name-complex="Liberation Mono" style:font-style-complex="normal"/>
    </style:style>
    <style:style style:name="T48" style:family="text">
      <style:text-properties style:font-name="Liberation Sans" fo:font-style="normal" style:text-underline-style="none" officeooo:rsid="0123a160" fo:background-color="transparent" loext:char-shading-value="0" style:font-name-asian="Nimbus Mono L" style:font-style-asian="normal" style:font-name-complex="Liberation Mono" style:font-style-complex="normal"/>
    </style:style>
    <style:style style:name="T49" style:family="text">
      <style:text-properties style:font-name="Liberation Sans" fo:font-style="normal" style:text-underline-style="none" officeooo:rsid="01b550be" fo:background-color="transparent" loext:char-shading-value="0" style:font-name-asian="Nimbus Mono L" style:font-style-asian="normal" style:font-name-complex="Liberation Mono" style:font-style-complex="normal"/>
    </style:style>
    <style:style style:name="T50" style:family="text">
      <style:text-properties style:font-name="Liberation Sans" fo:font-style="normal" style:text-underline-style="none" officeooo:rsid="01c26751" fo:background-color="transparent" loext:char-shading-value="0" style:font-name-asian="Nimbus Mono L" style:font-style-asian="normal" style:font-name-complex="Liberation Mono" style:font-style-complex="normal"/>
    </style:style>
    <style:style style:name="T51" style:family="text">
      <style:text-properties style:font-name="Liberation Sans" fo:font-style="normal" style:text-underline-style="none" officeooo:rsid="013c55a1" fo:background-color="transparent" loext:char-shading-value="0" style:font-style-asian="normal" style:font-style-complex="normal"/>
    </style:style>
    <style:style style:name="T52" style:family="text">
      <style:text-properties style:font-name="Liberation Sans" fo:font-style="normal" style:text-underline-style="none" officeooo:rsid="00083d4b" fo:background-color="transparent" loext:char-shading-value="0" style:font-style-asian="normal" style:font-style-complex="normal"/>
    </style:style>
    <style:style style:name="T53" style:family="text">
      <style:text-properties officeooo:rsid="0048b50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ayers for our World and the Church</text:p>
      <text:p text:style-name="P2"><text:span text:style-name="T1">28</text:span><text:span text:style-name="T2">th</text:span><text:span text:style-name="T3"> </text:span><text:span text:style-name="T1">Dec</text:span><text:span text:style-name="T4">ember</text:span><text:span text:style-name="T5"> 20</text:span><text:span text:style-name="T6">2</text:span><text:span text:style-name="T7">5</text:span></text:p>
      <text:p text:style-name="P3">Psalm 28:8-9 ESV</text:p>
      <text:p text:style-name="P4">[8] The Lord is the strength of <text:span text:style-name="T8">H</text:span>is people; <text:span text:style-name="T8">H</text:span>e is the saving refuge of <text:span text:style-name="T8">H</text:span>is anointed.</text:p>
      <text:p text:style-name="P5">[9] Oh, save <text:span text:style-name="T8">Y</text:span>our people and bless <text:span text:style-name="T8">Y</text:span>our heritage! Be their shepherd and carry them forever.</text:p>
      <text:p text:style-name="P6"/>
      <text:p text:style-name="P7">Let us pray…</text:p>
      <text:p text:style-name="P7"/>
      <text:p text:style-name="P8">Thanks to God</text:p>
      <text:p text:style-name="P9"><text:span text:style-name="T9">O </text:span><text:span text:style-name="T10">L</text:span><text:span text:style-name="T11">o</text:span><text:span text:style-name="T10">r</text:span><text:span text:style-name="T11">d,</text:span><text:span text:style-name="T12"> </text:span><text:span text:style-name="T13">we </text:span><text:span text:style-name="T14">thank You that </text:span><text:span text:style-name="T15">we can come into Your Presence, despite our weaknesses and failings. </text:span></text:p>
      <text:p text:style-name="P10"/>
      <text:p text:style-name="P11"><text:span text:style-name="T16">We </text:span><text:span text:style-name="T17">know</text:span><text:span text:style-name="T16"> that </text:span><text:span text:style-name="T18">we </text:span><text:span text:style-name="T15">are </text:span><text:span text:style-name="T18">not </text:span><text:span text:style-name="T17">perfect as You are Perfect</text:span><text:span text:style-name="T18">, for we are sinners </text:span><text:span text:style-name="T17">and in trouble in this world</text:span><text:span text:style-name="T18">.</text:span><text:span text:style-name="T16"> </text:span><text:span text:style-name="T19">W</text:span><text:span text:style-name="T20">e thank You </text:span><text:span text:style-name="T17">for sending Jesus, the Eternal Son of God, to save us.</text:span></text:p>
      <text:p text:style-name="P12"/>
      <text:p text:style-name="P11"><text:span text:style-name="T17">We thank You </text:span><text:span text:style-name="T20">that we have been </text:span><text:span text:style-name="T16">forgiven </text:span><text:span text:style-name="T18">by Your grace and mercy alone</text:span><text:span text:style-name="T16">, and </text:span><text:span text:style-name="T18">have been </text:span><text:span text:style-name="T16">set free </text:span><text:span text:style-name="T18">from sin</text:span><text:span text:style-name="T20">.</text:span></text:p>
      <text:p text:style-name="P13"/>
      <text:p text:style-name="P14"><text:span text:style-name="T21">W</text:span>e thank You that <text:span text:style-name="T22">we </text:span><text:span text:style-name="T8">can take refuge in You, despite all the troubles we see in this world</text:span><text:span text:style-name="T23">.</text:span></text:p>
      <text:p text:style-name="P14"/>
      <text:p text:style-name="P15"><text:span text:style-name="T24">The Wide World...</text:span><text:span text:style-name="T25"> a</text:span><text:span text:style-name="T24">nd the </text:span><text:span text:style-name="T26">W</text:span><text:span text:style-name="T24">ider Church</text:span></text:p>
      <text:p text:style-name="P16"><text:span text:style-name="T27">W</text:span><text:span text:style-name="T28">e </text:span><text:span text:style-name="T29">pray</text:span><text:span text:style-name="T28"> for </text:span><text:span text:style-name="T30">the persecuted church, especially in places like Nigeria, Cambodia, and Myanmar</text:span><text:span text:style-name="T31">. </text:span><text:span text:style-name="T30">We ask for Your protection of the people, courage to persevere in loving their enemies, and endurance to flee from terrorists, knowing that Joseph and Mary also fled, taking Jesus to safety </text:span><text:span text:style-name="T32">away</text:span><text:span text:style-name="T30"> from the threat of </text:span><text:span text:style-name="T32">king </text:span><text:span text:style-name="T30">Herod. </text:span></text:p>
      <text:p text:style-name="P16"/>
      <text:p text:style-name="P17">We pray for churches around the world beset by pressures from the unbelieving societies around them. May they find strength in You and Your Word to resist the pressure to conform to the world’s standards rather than to Your holiness.</text:p>
      <text:p text:style-name="P18"/>
      <text:p text:style-name="P19"><text:span text:style-name="T32">As our governments take steps to confront anti-Semitism in our nation, we pray for Godly wisdom rather than human pragmatism, for unbiased enforcement of the laws against riots and violence. </text:span><text:span text:style-name="T33">We continue to pray for the recovery of those injured and wounded in the Bondi Beach attacks, and for our communities </text:span><text:span text:style-name="T32">to defend the freedoms we take for granted, so that Jewish </text:span><text:span text:style-name="T33">people</text:span><text:span text:style-name="T32"> may not </text:span><text:span text:style-name="T33">have to live under a</text:span><text:span text:style-name="T32"> cloud </text:span><text:span text:style-name="T33">of</text:span><text:span text:style-name="T32"> fear. We pray for </text:span><text:span text:style-name="T34">churches where Your Word is faithfully preached and lived, and ask that You would strengthen Your people to stand firm</text:span><text:span text:style-name="T33">ly against terrorism </text:span><text:span text:style-name="T35">and unreasoning hatred</text:span><text:span text:style-name="T34">.</text:span></text:p>
      <text:p text:style-name="P19"/>
      <text:p text:style-name="P18">We pray for th<text:span text:style-name="T34">os</text:span>e <text:span text:style-name="T34">close to us, who do not know the Truth. We </text:span><text:span text:style-name="T32">esp</text:span><text:span text:style-name="T35">e</text:span><text:span text:style-name="T32">cially </text:span><text:span text:style-name="T34">pray for th</text:span><text:span text:style-name="T32">os</text:span><text:span text:style-name="T34">e </text:span><text:span text:style-name="T32">who came to the Carols on the Lawn, that the words they heard in song and talk and teaching, may sink in, may touch their hearts and connect with their needs, so that they seek You, and come to Jesus. </text:span></text:p>
      <text:p text:style-name="P20"/>
      <text:p text:style-name="P21">Ashburton</text:p>
      <text:p text:style-name="P22"><text:span text:style-name="T36">W</text:span><text:span text:style-name="T37">e pray for our </text:span><text:span text:style-name="T38">congregation</text:span><text:span text:style-name="T39"> </text:span><text:span text:style-name="T36">here at Ashburton, </text:span><text:span text:style-name="T38">thanking You for our fellowship one with another. We </text:span><text:span text:style-name="T40">especially remember those who can’t be with us</text:span><text:span text:style-name="T41">. </text:span><text:span text:style-name="T42">We pray for Russell and </text:span><text:span text:style-name="T40">Jocelyn,</text:span><text:span text:style-name="T42"> that You strengthen them as they </text:span><text:span text:style-name="T40">recover, and as we await news from their medical tests. We ask You to grant John perseverance as he undegoes this lengthy course of cancer treatment. We l</text:span><text:span text:style-name="T43">i</text:span><text:span text:style-name="T40">ft up Levi, and Steph and Callum, as he develops strength in his muscles day by day. Grant them all endurance and perseverance as he take</text:span><text:span text:style-name="T43">s</text:span><text:span text:style-name="T40"> a step at a time, a day at a time, being guided by the medical team working to </text:span><text:span text:style-name="T43">adapt </text:span><text:span text:style-name="T40">his medication </text:span><text:span text:style-name="T43">a</text:span><text:span text:style-name="T40">s </text:span><text:span text:style-name="T43">th</text:span><text:span text:style-name="T40">e</text:span><text:span text:style-name="T43">y watch</text:span><text:span text:style-name="T40"> his progress.</text:span></text:p>
      <text:p text:style-name="P23"/>
      <text:p text:style-name="P24">We pray also for Alan and for Diane as they progress with their recoveries and reconstructed limbs. We stand amazed at the medical marvels we see in their respective treatments.</text:p>
      <text:p text:style-name="P25"/>
      <text:p text:style-name="P26"><text:span text:style-name="T38">As we come to the end of a calendar year, we acknowledge that our times are in Your hands, and we ask You to grant us patience as</text:span><text:span text:style-name="T41"> </text:span><text:span text:style-name="T38">w</text:span><text:span text:style-name="T44">e pray for the Selection Committee </text:span><text:span text:style-name="T38">in the work of seeking the man of Your choosing to lead Your work here. Grant them</text:span><text:span text:style-name="T41"> </text:span><text:span text:style-name="T44">Your wisdom, </text:span><text:span text:style-name="T41">and </text:span><text:span text:style-name="T38">lead them in their deliberations</text:span><text:span text:style-name="T41"> to do Your will</text:span><text:span text:style-name="T44">, so that in the end, </text:span><text:span text:style-name="T41">Your purposes prevail</text:span><text:span text:style-name="T44">. </text:span><text:span text:style-name="T41">We pray for ourselves to </text:span><text:span text:style-name="T42">support them in their work, as they serve on our behalf in what could be a lengthy process</text:span><text:span text:style-name="T41">.</text:span></text:p>
      <text:p text:style-name="P27"/>
      <text:p text:style-name="P28"><text:span text:style-name="T45">We thank You for </text:span><text:span text:style-name="T46">Your Word, and for </text:span><text:span text:style-name="T38">Mook</text:span><text:span text:style-name="T42"> as</text:span><text:span text:style-name="T46"> he preach</text:span><text:span text:style-name="T42">es</text:span><text:span text:style-name="T46"> today. </text:span><text:span text:style-name="T42">We pray that we would be diligent hearers and do-ers of Your Word, making the most of the means of grace.</text:span></text:p>
      <text:p text:style-name="P29"/>
      <text:p text:style-name="P30"><text:span text:style-name="T47">In </text:span><text:span text:style-name="T45">His</text:span><text:span text:style-name="T48"> </text:span><text:span text:style-name="T49">Precious Name </text:span><text:span text:style-name="T50">we pray</text:span><text:span text:style-name="T51">, </text:span><text:span text:style-name="T52">Amen.</text:span></text:p>
      <text:p text:style-name="P31"/>
      <text:p text:style-name="P32">Our Father, Who is in heaven,<text:line-break/>hallowed be Your name;<text:line-break/>Your kingdom come;<text:line-break/>Your will be done,<text:line-break/>on earth as it is in heaven.</text:p>
      <text:p text:style-name="P33"/>
      <text:p text:style-name="P33">Give us this day our daily bread.<text:line-break/>And forgive us our trespasses,<text:line-break/>as we forgive those that trespass against us.<text:line-break/>Lead us not into temptation;<text:line-break/>but deliver us from evil.</text:p>
      <text:p text:style-name="P33"/>
      <text:p text:style-name="P33">For Yours is the kingdom,<text:line-break/>the power, and the glory,<text:line-break/>for ever and ever.<text:line-break/>Amen.</text:p>
      <text:p text:style-name="P33"/>
      <text:p text:style-name="P34">They shall not grow old, as we that are left grow old.</text:p>
      <text:p text:style-name="P35">Age shall not weary them, nor the years condemn.</text:p>
      <text:p text:style-name="P35">At the going <text:span text:style-name="T53">d</text:span>own of the sun, and in the morning, </text:p>
      <text:p text:style-name="P35">We WILL remember them.</text:p>
      <text:p text:style-name="P36">Lest We Forge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L" svg:font-family="'Nimbus Mono L'" style:font-family-generic="modern" style:font-pitch="fixed"/>
    <style:font-face style:name="apple-system" svg:font-family="apple-system, BlinkMacSystemFont, 'Segoe UI', Roboto, Helvetica, Arial, sans-serif, 'Apple Color Emoji', 'Segoe UI Emoji', 'Segoe UI 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0.661cm" fo:margin-bottom="0.949cm" fo:margin-left="1.164cm" fo:margin-right="1.13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8-19T22:13:24.049238324</meta:creation-date>
    <dc:date>2025-12-27T22:50:11.351153513</dc:date>
    <meta:editing-duration>PT18H17M58S</meta:editing-duration>
    <meta:editing-cycles>207</meta:editing-cycles>
    <meta:generator>LibreOffice/25.8.4.2$Linux_X86_64 LibreOffice_project/580$Build-2</meta:generator>
    <meta:print-date>2025-09-06T23:29:48.038812840</meta:print-date>
    <meta:printed-by>PDF files</meta:printed-by>
    <meta:document-statistic meta:table-count="0" meta:image-count="0" meta:object-count="0" meta:page-count="4" meta:paragraph-count="30" meta:word-count="793" meta:character-count="4246" meta:non-whitespace-character-count="3479"/>
  </office:meta>
</office:document-meta>
</file>